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ca868" officeooo:paragraph-rsid="001ca868"/>
    </style:style>
    <style:style style:name="P5" style:family="paragraph" style:parent-style-name="Standard">
      <style:paragraph-properties fo:text-align="start" style:justify-single-word="false"/>
      <style:text-properties fo:font-size="15pt" officeooo:rsid="001ca868" officeooo:paragraph-rsid="001ca868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a868" officeooo:paragraph-rsid="001ca86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4185" officeooo:paragraph-rsid="001f418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7.1000003814697pt" officeooo:rsid="001ca868" officeooo:paragraph-rsid="001ca868" style:font-size-asian="15pt" style:font-size-complex="17.1000003814697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4185" officeooo:paragraph-rsid="001f418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자이스토리 고3 수1 목차</text:p>
      <text:p text:style-name="P1"/>
      <text:p text:style-name="P2"/>
      <text:p text:style-name="P5">1. 지수함수와 로그함수 </text:p>
      <text:p text:style-name="P4">1.1 지수</text:p>
      <text:p text:style-name="P4">1.2 로그</text:p>
      <text:p text:style-name="P4">1.3 지수함수와 로그함수</text:p>
      <text:p text:style-name="P4">1.4 지수함수와 로그함수의 활용</text:p>
      <text:p text:style-name="P4"/>
      <text:p text:style-name="P5">2. 삼각함수</text:p>
      <text:p text:style-name="P6">1. 삼각함수</text:p>
      <text:p text:style-name="P6">2. 삼각함수의 활용</text:p>
      <text:p text:style-name="P6"/>
      <text:p text:style-name="P8">3. 수열</text:p>
      <text:p text:style-name="P6">1. 등차수열과 등비수열</text:p>
      <text:p text:style-name="P6">2. 수열의 합</text:p>
      <text:p text:style-name="P6">3. 수학적 귀납법</text:p>
      <text:p text:style-name="P6"/>
      <text:p text:style-name="P7"><text:a xlink:type="simple" xlink:href="https://study.mathmedic.kr/" text:style-name="Internet_20_link" text:visited-style-name="Visited_20_Internet_20_Link">https://study.mathmedic.kr/</text:a></text:p>
      <text:p text:style-name="P7"/>
      <text:p text:style-name="P7"/>
      <text:p text:style-name="P7">문제 풀이 : <text:a xlink:type="simple" xlink:href="https://kamdongmath.tistory.com/188" text:style-name="Internet_20_link" text:visited-style-name="Visited_20_Internet_20_Link">https://kamdongmath.tistory.com/188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2:28:24.513515416</meta:creation-date>
    <dc:date>2022-11-07T09:11:23.401477039</dc:date>
    <meta:editing-duration>PT14M58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5" meta:word-count="100" meta:character-count="203" meta:non-whitespace-character-count="176"/>
  </office:meta>
</office:document-meta>
</file>